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Georgia" svg:font-family="Georgia, Utopia, 'Palatino Linotype', Palatin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fo:color="#222222" style:font-name="Georgia" fo:font-size="11.25pt" fo:letter-spacing="normal"/>
    </style:style>
    <style:style style:name="P3" style:family="paragraph" style:parent-style-name="Standard">
      <style:text-properties fo:color="#000000" style:font-name="Georgia" fo:font-size="11.25pt" fo:letter-spacing="normal"/>
    </style:style>
    <style:style style:name="T1" style:family="text">
      <style:text-properties style:font-name="Trebuchet MS"/>
    </style:style>
    <style:style style:name="T2" style:family="text">
      <style:text-properties fo:color="#222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ne tem o costume de dormir muito. Ela é de dormir muito. (uso/costume)</text:p>
      <text:p text:style-name="P1">Aline tem o costume de dormir de bruços. (modo)</text:p>
      <text:p text:style-name="P1">Fernando é de Quixeramobim, no nordeste. (origem)</text:p>
      <text:p text:style-name="P1">O martelo era de puro pinho. (material)</text:p>
      <text:p text:style-name="P1">Pare de andar tanto de carro. (meio de transporte)</text:p>
      <text:p text:style-name="P1">Ele veio de Itumbiara. (origem)</text:p>
      <text:p text:style-name="P1">Bismarck trabalha de noite. (tempo)</text:p>
      <text:p text:style-name="P1">Foram gastos bilhões de dólares na construção. (tipificação de espécie)</text:p>
      <text:p text:style-name="P1">Dizem que o Autocad é um padrão de mercado. (tipificação de espécie)</text:p>
      <text:p text:style-name="P1">É uma obra de vulto gigantesco. ( tipificação de espécie)</text:p>
      <text:p text:style-name="P2">Quando morre alguém em sacrifício de uma causa, … (<text:span text:style-name="T1">tipificação de espécie</text:span>)</text:p>
      <text:p text:style-name="P3"><text:span text:style-name="T2">Os mártires foram os dois prédios, que ficarão tão famosos como a Torre de Babel,</text:span> … (Local)</text:p>
      <text:p text:style-name="P3">O filho de Abrãao chamou-se Isaac. (tipificação de espécie – gens)</text:p>
      <text:p text:style-name="P3">A instalação da Usina está prevista para 2013. (<text:span text:style-name="T1">tipificação de espécie – resultado de ação</text:span>)</text:p>
      <text:p text:style-name="P3">A manutenção do veículo será concluída amanhã. (<text:span text:style-name="T1">tipificação de espécie – resultado de ação</text:span>)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Georgia" svg:font-family="Georgia, Utopia, 'Palatino Linotype', Palatin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1T14:38:10.33</meta:creation-date>
    <dc:date>2011-06-01T17:54:19.85</dc:date>
    <meta:editing-duration>PT3H16M12S</meta:editing-duration>
    <meta:editing-cycles>5</meta:editing-cycles>
    <meta:generator>BrOffice/3.3$Win32 LibreOffice_project/330m19$Build-8</meta:generator>
    <meta:document-statistic meta:table-count="0" meta:image-count="0" meta:object-count="0" meta:page-count="1" meta:paragraph-count="15" meta:word-count="156" meta:character-count="933"/>
  </office:meta>
</office:document-meta>
</file>